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text:h>
      <text:p text:style-name="P1">Nous avons vu que la stéganographie, bien que vieille de nombreux siècles, connait en ce moment des changements, notamments dus au numérique.</text:p>
      <text:p text:style-name="P1">Bien que de prime abord elle semble n'offrir qu'une nouvelle possibilité d'envoyer des messages sans qu'ils soient perçus, cette technique se révèle être appliquable à de nombreux domaines. </text:p>
      <text:p text:style-name="P1">Selon les attentes, les contraintes et les objectifs varient. Cependant, comme ces besoins sont contradictoires, un compromis est nécessaire. Les trois objectifs possibles sont : capacité (stéganographie naïve), robustesse (tatouage) et imperceptibilité (techniques sécurisées).</text:p>
      <text:p text:style-name="Text_20_body">Le nombre d'applications de la stéganographie est impressionnant et ne cesse de croître. Cela va de la traçabilité des produits à la protection des oeuvres artistiques en passant par <text:s/>l'envoi de messages invisibles.</text:p>
      <text:p text:style-name="Text_20_body">Jusqu'où ira la stéganographie, jusqu'où s'invitera-t-elle dans les produits et documents que nous utilisons et consommons? Comme toute nouvelle technologie, la stéganographie révèle une facette agréable, celle de la fiabilité et de la traçabilité, et une face moins glorieuse, celle de la dissimulation d'informations et du 'flicage' des individus.</text:p>
      <text:p text:style-name="P2">A continuer selon contenu du ra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2-21T14:48:34</meta:creation-date>
    <dc:date>2007-01-03T14:34:10</dc:date>
    <dc:language>en-US</dc:language>
    <meta:editing-cycles>5</meta:editing-cycles>
    <meta:editing-duration>PT1H54M54S</meta:editing-duration>
    <meta:user-defined meta:name="Info 1"/>
    <meta:user-defined meta:name="Info 2"/>
    <meta:user-defined meta:name="Info 3"/>
    <meta:user-defined meta:name="Info 4"/>
    <meta:document-statistic meta:table-count="0" meta:image-count="0" meta:object-count="0" meta:page-count="1" meta:paragraph-count="7" meta:word-count="174" meta:character-count="1222"/>
  </office:meta>
</office:document-meta>
</file>